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2"/>
      <text:p text:style-name="P6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CMND:<text:tab/><text:placeholder text:placeholder-type="text">&lt;o.cmnd&gt;</text:placeholder><text:tab/>GPKD:<text:tab/><text:placeholder text:placeholder-type="text">&lt;o.giayphep_kinhdoanh&gt;</text:placeholder></text:p>
      <text:p text:style-name="P5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4"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29mm" fo:margin-bottom="8.3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8:05</dc:date>
    <meta:editing-duration>PT6H6M44S</meta:editing-duration>
    <meta:editing-cycles>15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0" meta:character-count="781" meta:non-whitespace-character-count="685"/>
  </office:meta>
</office:document-meta>
</file>